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4cm"/>
    </style:style>
    <style:style style:name="gr2" style:family="graphic" style:parent-style-name="standard">
      <style:graphic-properties draw:stroke="none" svg:stroke-color="#000000" draw:fill="none" draw:fill-color="#ffffff" fo:min-height="2.7cm"/>
    </style:style>
    <style:style style:name="gr3" style:family="graphic" style:parent-style-name="standard">
      <style:graphic-properties draw:stroke="none" svg:stroke-color="#000000" draw:fill="none" draw:fill-color="#ffffff" fo:min-height="0.35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ccff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7" style:family="graphic" style:parent-style-name="objectwithoutfill">
      <style:graphic-properties draw:stroke="none" draw:fill="none" fo:min-height="0.713cm"/>
    </style:style>
    <style:style style:name="P1" style:family="paragraph">
      <style:text-properties fo:font-size="14pt" style:font-size-asian="18pt" style:font-size-complex="18pt"/>
    </style:style>
    <style:style style:name="P2" style:family="paragraph"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cc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6.7cm" svg:height="1.904cm" svg:x="0.1cm" svg:y="4.546cm">
          <draw:text-box>
            <text:p text:style-name="P1">class C &lt; Array</text:p>
            <text:p text:style-name="P1"><text:s text:c="2"/>#def...</text:p>
            <text:p text:style-name="P1">end</text:p>
          </draw:text-box>
        </draw:frame>
        <draw:frame draw:style-name="gr2" draw:text-style-name="P1" draw:layer="layout" svg:width="10cm" svg:height="2.95cm" svg:x="7cm" svg:y="4.25cm">
          <draw:text-box>
            <text:p text:style-name="P1">C = Class.new(Array) do</text:p>
            <text:p text:style-name="P1"><text:s text:c="2"/>#def...</text:p>
            <text:p text:style-name="P1">end</text:p>
          </draw:text-box>
        </draw:frame>
        <draw:frame draw:style-name="gr3" draw:text-style-name="P2" xml:id="id3" draw:id="id3" draw:layer="layout" svg:width="2.1cm" svg:height="0.802cm" svg:x="3cm" svg:y="0.15cm">
          <draw:text-box>
            <text:p text:style-name="P2">Class</text:p>
          </draw:text-box>
        </draw:frame>
        <draw:custom-shape draw:style-name="gr4" draw:text-style-name="P3" xml:id="id1" draw:id="id1" draw:layer="layout" svg:width="0.5cm" svg:height="0.6cm" svg:x="1.5cm" svg:y="4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0.5cm" svg:height="0.6cm" svg:x="7.2cm" svg:y="4.35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.75cm" svg:y1="4.65cm" svg:x2="7.45cm" svg:y2="4.95cm" draw:start-shape="id1" draw:start-glue-point="0" draw:end-shape="id2" draw:end-glue-point="2" svg:d="M1750 4650c0-751 2850-501 2850 150s2850 901 2850 150" svg:viewBox="0 0 5701 1223">
          <text:p text:style-name="P3"/>
        </draw:connector>
        <draw:connector draw:style-name="gr6" draw:text-style-name="P3" draw:layer="layout" draw:type="curve" svg:x1="7.2cm" svg:y1="4.65cm" svg:x2="4.05cm" svg:y2="0.952cm" draw:start-shape="id2" draw:start-glue-point="3" draw:end-shape="id3" draw:end-glue-point="2" svg:d="M7200 4650c-2100 0-3150-1232-3150-3698" svg:viewBox="0 0 3151 3699">
          <text:p text:style-name="P3"/>
        </draw:connector>
        <draw:connector draw:style-name="gr6" draw:text-style-name="P3" draw:layer="layout" draw:type="curve" svg:x1="5.1cm" svg:y1="0.551cm" svg:x2="7.2cm" svg:y2="4.65cm" draw:start-shape="id3" draw:start-glue-point="1" draw:end-shape="id2" svg:d="M5100 551c1575 0 525 4099 2100 4099" svg:viewBox="0 0 2101 4100">
          <text:p text:style-name="P3"/>
        </draw:connector>
        <draw:frame draw:style-name="gr7" draw:text-style-name="P4" draw:layer="layout" svg:width="1.205cm" svg:height="0.963cm" svg:x="4.234cm" svg:y="5.069cm">
          <draw:text-box>
            <text:p text:style-name="P4">eq</text:p>
          </draw:text-box>
        </draw:frame>
        <draw:frame draw:style-name="gr7" draw:text-style-name="P4" draw:layer="layout" svg:width="2cm" svg:height="0.963cm" svg:x="1.9cm" svg:y="2.237cm">
          <draw:text-box>
            <text:p text:style-name="P4">class</text:p>
          </draw:text-box>
        </draw:frame>
        <draw:frame draw:style-name="gr7" draw:text-style-name="P4" draw:layer="layout" svg:width="2.966cm" svg:height="0.963cm" svg:x="6.4cm" svg:y="1.4cm">
          <draw:text-box>
            <text:p text:style-name="P4">instance</text:p>
          </draw:text-box>
        </draw:frame>
        <draw:custom-shape draw:style-name="gr4" draw:text-style-name="P3" xml:id="id4" draw:id="id4" draw:layer="layout" svg:width="1.2cm" svg:height="0.6cm" svg:x="10.6cm" svg:y="4.35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7.45cm" svg:y1="4.35cm" svg:x2="11.2cm" svg:y2="4.35cm" draw:start-shape="id2" draw:start-glue-point="0" draw:end-shape="id4" draw:end-glue-point="0" svg:d="M7450 4350c0-751 3750-751 3750 0" svg:viewBox="0 0 3751 564">
          <text:p text:style-name="P3"/>
        </draw:connector>
        <draw:frame draw:style-name="gr7" draw:text-style-name="P4" draw:layer="layout" svg:width="3.529cm" svg:height="0.963cm" svg:x="7.7cm" svg:y="2.8cm">
          <draw:text-box>
            <text:p text:style-name="P4">supercla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4cm" fo:margin-bottom="0.107cm" fo:margin-left="0.1cm" fo:margin-right="0.102cm" fo:page-width="12.8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4T15:53:34.452000000</meta:creation-date>
    <dc:date>2015-05-14T16:29:47.768000000</dc:date>
    <meta:editing-duration>PT28M22S</meta:editing-duration>
    <meta:editing-cycles>3</meta:editing-cycles>
    <meta:generator>LibreOffice/4.2.7.2$Windows_x86 LibreOffice_project/933c0aa564ec4f8883ed5732c866db48dca4dac5</meta:generator>
    <meta:document-statistic meta:object-count="14"/>
  </office:meta>
</office:document-meta>
</file>